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41.41pt"/>
    </style:style>
    <style:style style:name="co3" style:family="table-column">
      <style:table-column-properties fo:break-before="auto" style:column-width="43.65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31.89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60.69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38.86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24.94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17.21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21.86pt"/>
    </style:style>
    <style:style style:name="co20" style:family="table-column">
      <style:table-column-properties fo:break-before="auto" style:column-width="18pt"/>
    </style:style>
    <style:style style:name="co21" style:family="table-column">
      <style:table-column-properties fo:break-before="auto" style:column-width="50.4pt"/>
    </style:style>
    <style:style style:name="co22" style:family="table-column">
      <style:table-column-properties fo:break-before="auto" style:column-width="1158.94pt"/>
    </style:style>
    <style:style style:name="co23" style:family="table-column">
      <style:table-column-properties fo:break-before="auto" style:column-width="583.8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3.75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ext-properties style:font-name-complex="Droid Arabic Naskh"/>
    </style:style>
  </office:automatic-styles>
  <office:body>
    <office:spreadsheet>
      <table:calculation-settings table:automatic-find-labels="false"/>
      <table:table table:name="Tafdil-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 مشكول</text:p>
          </table:table-cell>
          <table:table-cell office:value-type="string" calcext:value-type="string">
            <text:p>جذر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صنف</text:p>
          </table:table-cell>
          <table:table-cell office:value-type="string" calcext:value-type="string">
            <text:p>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ه</text:p>
          </table:table-cell>
          <table:table-cell office:value-type="string" calcext:value-type="string">
            <text:p>مذكره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ه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/>
          <table:table-cell office:value-type="string" calcext:value-type="string">
            <text:p><text:s/>تنوين النصب للجمع </text:p>
          </table:table-cell>
          <table:table-cell office:value-type="string" calcext:value-type="string">
            <text:p>شرح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أَعْسَرُ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أَعَاسِرُ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عُسْرَى</text:p>
          </table:table-cell>
          <table:table-cell/>
          <table:table-cell office:value-type="string" calcext:value-type="string">
            <text:p>ع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. 1."يَكْتُبُ بِاليَدِ العُسْرَى" : بِاليَدِ اليُسْرَى. 2."هُوَ فِي عُسْرَى" : فِي أَمْرٍ صَعْبٍ شَدِيدِ الوَطْأَةِ.الليل آية 8 ، 9 ، 10 وَأَمَّا مَنْ بَخِلَ وَاسْتَغْنَى وَكَذَّبَ بِالْحُسْنَى فَسَنُيَسِّرُهُ لِلْعُسْرَى (قرآن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أقْصَى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صْو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َقاصٍ;الأقَاصِي;مؤ:;قُصْوَى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. 1."تَدَهْوَرَتِ الأمُورُ إلَى أقْصَى حَدٍّ" : إلَى أبْعَدِ حَدٍّ. 2."إنَّ الغَايَةَ القُصْوَى مِنَ الْمَشْرُوعِ هِيَ ..." : الهَدَفُ الأخيرُ. 3."لاَ يَتَّصِلُ بِالطَّبِيبِ إِلاَّ عِنْدَ الضَّرُورَةِ القُصْوَى" : فِي حَالَة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أقَاصِي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قُصْوى</text:p>
          </table:table-cell>
          <table:table-cell/>
          <table:table-cell office:value-type="string" calcext:value-type="string">
            <text:p>قص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ُؤَنَّثُ;أَقْصَى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مُؤَنَّثُ أَقْصَى. 1."بَلَغَ الْغَايَةَ الْقُصْوَى" : الْغَايَةَ الْبَعِيدَةَ. 2."عِنْدَ الضَّرُورَةِ الْقُصْوَى" : فِي مُنْتَهَى الضَّرُورَةِ.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أَزْيَدُ</text:p>
          </table:table-cell>
          <table:table-cell/>
          <table:table-cell office:value-type="string" calcext:value-type="string">
            <text:p>زي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زْيَدُ-أَزْيَدُ [ز ي د]. "مُنْذُ أَزْيَدَ مِنْ شَهْرٍ وَأَنَا أَنْتَظِرُ رِسَالَةً": أَكْثَرَ. "لا تَنْتَظِرْ أَزْيَدَ مِنَ اللاَّزِمِ".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أَشْرَ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أَشَارِ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أَظْرَفُ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ظ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أظَارِفُ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ظُرْفَى</text:p>
          </table:table-cell>
          <table:table-cell/>
          <table:table-cell office:value-type="string" calcext:value-type="string">
            <text:p>ظ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أَذَكَّى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ذُك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أذَاكي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ذُكْيَا</text:p>
          </table:table-cell>
          <table:table-cell/>
          <table:table-cell office:value-type="string" calcext:value-type="string">
            <text:p>ذك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أَجْمَلُ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م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أَجَامِلُ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جُمْلَى</text:p>
          </table:table-cell>
          <table:table-cell/>
          <table:table-cell office:value-type="string" calcext:value-type="string">
            <text:p>ج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أوْهَى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وْهَى-أوْهَى [أ هـ ي]. "أوْهَى مِنْ بَيْتِ العَنْكَبُوتِ" : أضْعَفُ.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أوَاهِي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وُهْيَا</text:p>
          </table:table-cell>
          <table:table-cell/>
          <table:table-cell office:value-type="string" calcext:value-type="string">
            <text:p>و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أَبْطَأُ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ط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أُبَاطِئُ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بُطْأَى</text:p>
          </table:table-cell>
          <table:table-cell/>
          <table:table-cell office:value-type="string" calcext:value-type="string">
            <text:p>بط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أَيْمَنُ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ُمْن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يامِنُ;مؤ:;يُمْنى;يُمْن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اِتَّجَهَ جَانِبَهُ الأَيْمَنَ" : جَانِبَ اليَمِينِ. "الشَّارِعُ الأَيْمَنُ" "الجِهَةُ اليُمْنَى". 2."هُوَ أيْمَنُ وَأخُوهُ أيْسَرُ" : أيْ مَن يَعْمَلُ وَيكْتُبُ بِيَدِهِ اليُمْنَى. 3."نَظَرَ أَيْمَنَ" : عَنْ يَمينِهِ.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أَيامِنُ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يُمْنى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أَخْسَرُ</text:p>
          </table:table-cell>
          <table:table-cell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أَخَاسِرُ</text:p>
          </table:table-cell>
          <table:table-cell table:style-name="ce2"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style-name="ce2"/>
          <table:table-cell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خُسْرَى</text:p>
          </table:table-cell>
          <table:table-cell/>
          <table:table-cell office:value-type="string" calcext:value-type="string">
            <text:p>خ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أَقَلّ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ل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أقَالِل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قُلَّى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أَحْرِصُ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رْص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أحَارِصُ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حُرْصَى</text:p>
          </table:table-cell>
          <table:table-cell/>
          <table:table-cell office:value-type="string" calcext:value-type="string">
            <text:p>حر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أَبْعَدُ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عْ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بَاعِد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المسَافَةُ أبْعَدُ مِما يُتَصَوَّرُ" : بَعِيدَةٌ جِدّاً. 2."هُوَ لاَ يَرَى أبْعَدَ مِنْ أنْفِهِ" : أَيْ قَصِيرُ النَّظَرِ وَالتَّفْكِيرِ.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أبَاعِدُ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بُعْدَى</text:p>
          </table:table-cell>
          <table:table-cell/>
          <table:table-cell office:value-type="string" calcext:value-type="string">
            <text:p>بع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أَدْنَى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ُن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دُنْيَا;دُنىً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خُذْ مِنْهُ أَدْنَى قَدْرٍ مِنَ الْمَالِ" : أَقَلَّ، أَبْسَطَ شَيْءٍ. 2."طَافَ ابْنُ بَطُّوطَةَ العَالَمَ مِنْ أَدْنَاهُ إلى أَقْصَاهُ" : مِنْ أَقْرَبِ مَكَانٍ إلى مَا هُوَ أَبْعَدُ. 3. "أَنَا الْمُوَقِّعُ أَدْنَاهُ" : أَسْفَلَهُ. 4."أَدْنَى مِنْ حَبْلِ الوَرِيدِ". (مثل) : قَرِيبٌ جِدّاً، وَشِيكٌ. 5. "الحَدُّ الأَدْنَى" : أَصْغَرُ كَمِّيَّةٍ. 6. "بُلْدَانُ الشَّرْقِ الأدْنَى" (جغ) : مِنْطَقَةٌ تَضُمُّ البُلْدَانَ الْمُطِلَّةَ عَلَى الحَوْضِ الشَّرْقِيِّ مِنَ البَحْرِ الْمُتَوَسِّطِ.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أَدَانِي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دُنْيَا</text:p>
          </table:table-cell>
          <table:table-cell/>
          <table:table-cell office:value-type="string" calcext:value-type="string">
            <text:p>دن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أَحْكَمُ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ك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أَحَاكِمُ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حُكْمَى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أوْسَطُ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ط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َاسِطُ;مؤ:;وُسْط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 خَيْرُ الأمُورِ أوْسَطُهَا (حديث): اِعْتِدَالُهَا، وَسَطُهَا، أيْ مَا هُوَ وَاقِعٌ فِي الْمُنْتَصَفِ. 2."أوْسَطُ العَصَا" : مَا بَيْنَ طَرَفَيْهَا. 3."هُوَ الأوْسَطُ فِي مَوْقِفِهِ" : الْمُعْتَدِلُ.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أوَاسِطُ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وُسْطَى</text:p>
          </table:table-cell>
          <table:table-cell/>
          <table:table-cell office:value-type="string" calcext:value-type="string">
            <text:p>و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أسْمَى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م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أَسَامِي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سُمْيَا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أَبْسَطُ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سْط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أَبَاسِطُ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بُسْطَى</text:p>
          </table:table-cell>
          <table:table-cell/>
          <table:table-cell office:value-type="string" calcext:value-type="string">
            <text:p>بسط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أَرَقُّ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ِقَّ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أرَاقِقُ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رِقََّى</text:p>
          </table:table-cell>
          <table:table-cell/>
          <table:table-cell office:value-type="string" calcext:value-type="string">
            <text:p>ر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3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أَثْقَلُ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ثُق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أَثَاقِلُ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ثُقْلَى</text:p>
          </table:table-cell>
          <table:table-cell/>
          <table:table-cell office:value-type="string" calcext:value-type="string">
            <text:p>ثق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أَظْهَرُ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ظُه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أَظَاهِرُ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ظُهْرَى</text:p>
          </table:table-cell>
          <table:table-cell/>
          <table:table-cell office:value-type="string" calcext:value-type="string">
            <text:p>ظ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أَخْفَى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ف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أَخَافِي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خُفْيَا</text:p>
          </table:table-cell>
          <table:table-cell/>
          <table:table-cell office:value-type="string" calcext:value-type="string">
            <text:p>خف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أَبْرَزُ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رْز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أَبَارِِزُ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بُرْزَى</text:p>
          </table:table-cell>
          <table:table-cell/>
          <table:table-cell office:value-type="string" calcext:value-type="string">
            <text:p>بر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أَسْرَعُ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ر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سارع;مؤ:;سرع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سْرَعُ-أَسْرَعُ [س ر ع] (أَفْعَل التَّفْضِيل). 1."عَلَيْكَ أَنْ تُنْجِزَ هَذَا العَمَلَ بِأَسْرَعَ ما يُمْكِنُ" : في أَقْصَرِ مُهْلَةٍ. 2."ما أَسْرَعَهُ": ما أَعْجَلَهُ.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أَسَارِعُ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سُرْعَى</text:p>
          </table:table-cell>
          <table:table-cell/>
          <table:table-cell office:value-type="string" calcext:value-type="string">
            <text:p>سر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أَحْسَنُ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س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حَاسِنُ;مؤ:;حُسْنَى;حُسْنَيَ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اِسم تَفْضِيل مِنَ الحَسَنِ). 1. "هُوَ أحْسَنُ مِنَ الآخَرِينَ" : أفْضَل. "أَحْسَنُ لَوْحَةٍ رَأَيْتُهَا". 2. "عَليْكَ أنْ تُعَامِلَ غيْرَكَ بِالَّتِي هِيَ أحْسَنُ" : بِاللِّيَاقَةِ وَالأَدَبِ. 3. "مِنْ أَحَاسِنِ النَّاس" : مِنْ خِيرَتِهِمْ.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أحَاسِنُ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حُسْنَى</text:p>
          </table:table-cell>
          <table:table-cell/>
          <table:table-cell office:value-type="string" calcext:value-type="string">
            <text:p>حس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أَنْجَعُ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ج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ناجع;مؤ:;نجع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نْجَعُ-أَنْجَعُ [ن ج ع] (أَفْعَل التَّفْضِيل). "أَنْجَعُ طَريقَةٍ لِلْعِلاجِ" : أَنْجَحُ، أَوْفَرُ.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أَنَاجِعُ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نُجْعَى</text:p>
          </table:table-cell>
          <table:table-cell/>
          <table:table-cell office:value-type="string" calcext:value-type="string">
            <text:p>ن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أهْلَكُ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َلْك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هالك;مؤ:;هلك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هْلَكُ-أهْلَكُ [هـ ل ك] (أَفْعَل التَّفْضيل). "أَهْلَكُ النَّاسِ": أَكْثَرُهُمْ هَلاكاً.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أَهَالِكُ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هَلْكَى</text:p>
          </table:table-cell>
          <table:table-cell/>
          <table:table-cell office:value-type="string" calcext:value-type="string">
            <text:p>هلك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أقْدَمُ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د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ادم;مؤ:;قدم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 التَّفْضيلِ). 1. "هَذَا مِنْ أقْدَمِ الآثَارِ": مِنْ أعْرَقِ. 2. "أقْدَمُ مُعَلِّمٍ فِي الْمَدْرَسَةِ": مِنَ القُدَامى، مِنَ الأَوائِلِ. 3. : الأقَدمُ أَيِ الأسَدُ.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أَقَادِمُ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قُدْمَى</text:p>
          </table:table-cell>
          <table:table-cell/>
          <table:table-cell office:value-type="string" calcext:value-type="string">
            <text:p>قد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أَنْبَلُ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ب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نابل;مؤ:;هلك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 التَّفْضيلِ). 1."مِنْ أَنْبَلِ النَّاسِ نَسَباً وَحَسَباً" : مِنْ أَشْرَفِهِمْ وَأَكْرَمِهِمْ في حَسَبِهِ وَنَسَبِهِ. 2."هُوَ الأنْبَلُ" : الأَعْرَفُ بِرَمْيِ النَّبْلِ.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أَنَابِلُ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نُبْلَى</text:p>
          </table:table-cell>
          <table:table-cell/>
          <table:table-cell office:value-type="string" calcext:value-type="string">
            <text:p>نب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أَجْوَدُ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و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جاود;مؤ:;جود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). "هوَ مِنْ أجْوَدِ النَّاسِ" : مِنْ أَكْرَمِهِمْ.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أَجَاوِدُ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جُودَى</text:p>
          </table:table-cell>
          <table:table-cell/>
          <table:table-cell office:value-type="string" calcext:value-type="string">
            <text:p>جو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أَرْذَلُ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ذ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رَاذِل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). 1. "قالَ عَنْهُ: هُوَ أَرْذَلُ خَلْقِ اللَّهِ" : مِنْ أَسْوَإِ النَّاسِ، مِنْ أَرْدَإِ...، الدُّونُ، الخَسيسُ. "لاَ تُصَاحِب الأَرَاذِلَ مِنَ النَّاسِ" هود آية 27وَمَا نَرَاكَ اتَّبَعَكَ إِلاَّ الَّذِينَ هُمْ أَرَاذِلُنَا (قرآن). 2. "بَلَغَ أَرْذَلَ العُمْرِ" : أَيْ آخِرَ العُمْرِ فِي حَالِ الكِبَر والعَجْزِ وَالهَرَمِ.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أَرَاذِلُ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رُذْلَى</text:p>
          </table:table-cell>
          <table:table-cell/>
          <table:table-cell office:value-type="string" calcext:value-type="string">
            <text:p>رذ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أَسْبَقُ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ب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سابق;مؤ:;سبق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سْبَقُ-أَسْبَقُ [س ب ق] (أَفْعَلُ التَّفْضِيل). 1."مَنْ هُوَ الأسْبَقُ" : مَنْ هُوَ الأَوَّلُ. 2."أَنَا أَسْبَقُ مِنْهُ" : أَنَا قَبْلَهُ.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أَسَابِقُ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سُبْقَى</text:p>
          </table:table-cell>
          <table:table-cell/>
          <table:table-cell office:value-type="string" calcext:value-type="string">
            <text:p>سب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أَسْلَسُ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لْ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سالس;مؤ:;سلس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سْلَسُ-أَسْلَسُ [س ل س] (أَفْعَلُ التَّفْضِيل). "أَسْلَسُ القِيادَةِ": سَهْلُ القِيادَةِ. "العَربِيَّةُ أَسْلَسُ حُرُوفاً وَأَرَقُّ لَفْظاً وَأَخَفُّ اسْمًا". (التوحيدي).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أسَالس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سُلْسَى</text:p>
          </table:table-cell>
          <table:table-cell/>
          <table:table-cell office:value-type="string" calcext:value-type="string">
            <text:p>سل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أَشْقى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ق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شْقى-أَشْقى [ش ق ي] (أَفْعَلُ التَّفْضِيل). "مِنْ أَشْقَى زُمَلائِهِ": مِنْ أَتْعَسِهِمْ، أَنْكَدِهِمْ.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أَشَاقِيُ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شُقْيَا</text:p>
          </table:table-cell>
          <table:table-cell/>
          <table:table-cell office:value-type="string" calcext:value-type="string">
            <text:p>شق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أَصْدَقُ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د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صادق;مؤ:;صدق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صْدَقُ-أَصْدَقُ [ص د ق] (أَفْعَلُ التَّفْضِيل). "هُوَ أَصْدَقُ مِنْ غَيْرِهِ" : أَ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أَصَادِقُ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صُدْقَى</text:p>
          </table:table-cell>
          <table:table-cell/>
          <table:table-cell office:value-type="string" calcext:value-type="string">
            <text:p>صد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أوْجَهُ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ج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اجه;مؤ:;وجه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وْجَهُ-أوْجَهُ [و ج هـ] (أَفْعَلُ التَّفْضِيل). "هُوَ أوْجَهُ قَوْمِهِ": أكْثَرُهُمْ جَاهاً، أفْضَلُهُمْ مَكَانَةً.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أَوَاجِهُ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وُجْهَى</text:p>
          </table:table-cell>
          <table:table-cell/>
          <table:table-cell office:value-type="string" calcext:value-type="string">
            <text:p>وج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أوْسَعُ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واسع;مؤ:;وسع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وْسَعُ-أوْسَعُ [و س ع] (أَفْعَلُ التَّفْضِيل). مؤ: وُسْعَى. 1."أوْسَعُ صَدْراً" : أرْحَبُ، الأكْثَرُ رَحَابَةً. 2."عَلَى نِطَاقٍ أوْسَعَ" : أعَمَّ. 3."كَانَ يَرَى فِي ذَلِكَ أوْسَعَ مَدىً" : أفْسَحَ وَأبْعَدَ مَدىً.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أَوَاسِعُ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وُسْعَى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أوْعَرُ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ع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واعر;مؤ:;وعر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وْعَرُ-أوْعَرُ [و ع ر] (أَفْعَلُ التَّفْضِيل). 1."أَوْعَرُ مَكَانٍ فِي الجَبَ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أَوَاعِرُ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وُعْرَى</text:p>
          </table:table-cell>
          <table:table-cell/>
          <table:table-cell office:value-type="string" calcext:value-type="string">
            <text:p>وع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أَوْعَى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ع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اعي;مؤ:;وعيا;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وْعَى-أَوْعَى [و ع ي] (أَفْعَلُ التَّفْضِيل). "هُوَ أوْعَى مِنْ كُلِّ زُمَلائِهِ" : أكْثَرُهُمْ فَهْماً واسْتيعَاباً.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أَوَاعِيُ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وُعْيَا</text:p>
          </table:table-cell>
          <table:table-cell/>
          <table:table-cell office:value-type="string" calcext:value-type="string">
            <text:p>وع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أَيْسَرُ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يُس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ياسر;مؤ:;يسر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يْسَرُ-أَيْسَرُ [ي س ر] (أَفْعَلُ التَّفْضِيل). 1."عَمَلُ اليَوْمِ أيْسَرُ مِنْ عَمَلِ الأمْسِ" : أسْهَلُ، أبْسَطُ. "تَخَافُ عَلَى ابْنِهَا مِنْ أيْسَرِ جُهْدٍ". 2."كَانَ عَلَى أيْسَرِهِ" : فِي جَانِبِ يَدِهِ اليُسْرَى. 3. "هُوَ وَلَدٌ أيْسَرُ" : يَعْمَلُ بِاليَدِ اليُسْرَى.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أَيَاسِرُ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يُسْرَى</text:p>
          </table:table-cell>
          <table:table-cell/>
          <table:table-cell office:value-type="string" calcext:value-type="string">
            <text:p>يس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أَجْدَى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جُدْو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جْدَى-أَجْدَى [ج د و] (أَفْعَلُ التَّفْضِيلِ). "هَذَا العَمَلُ أَجْدَى لَكَ" : أنْفَعُ لَك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أَجَادِىُ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جُدْوَى</text:p>
          </table:table-cell>
          <table:table-cell/>
          <table:table-cell office:value-type="string" calcext:value-type="string">
            <text:p>جد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أَحَقُّ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ق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حاقق;مؤ:;حقّ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حَقُّ-أَحَقُّ [ح ق ق] (أَفْعَلُ التَّفْضِيلِ). 1. "هُوَ أحَقُّ مِنْكَ": ثُبُوتُ الحَقِّ لَكمَا وَتَرْجيحُهُ لَهُ، أَيْ هُوَ أَرْجَحُ حَقّاً مِنْكَ. 2."هُوَ أَحَقُّ بِأن يَتَصَرَّفَ فِي أُمُورنَا" : لاَ حَقَّ لِغَيْرِهِ فِيهَا.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أَحَاقِقُ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حُقَّى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أَخَصُّ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ص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خاصص;مؤ:;خصّ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خَصُّ-أَخَصُّ [خ ص ص] (أَفْعَلُ التَّفْضِيلِ). "هُوَ الأَخَصُّ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أَخَاصِصُ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خُصَّى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أخْيَرُ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ي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خَايِر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هُوَ مِنْ أَخْيَرِ النَّاسِ" : مِنْ أفْضَلِهِمْ.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أَخَايِرُ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خُيْرَى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أَرْجَحُ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ج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راجح;مؤ:;رجحى;+ات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أَرْجَحُ-أَرْجَحُ [ر ج ح] (أَفْعَلُ التَّفْضِيلِ). 1."الأرْجَحُ أَنَّ نَتَائِجَهُ سَتَكُونُ جَيِّدَةً" : أَغْلَبُ الظَّنِّ. 2."عَلَى الأرْجَحِ إِنَّنَا سَنُسَافِرُ إِلَى أُورُوبَّا" : مِنَ الْمُحْتَمَلِ.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أَرَاجِحُ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رُجْحَى</text:p>
          </table:table-cell>
          <table:table-cell/>
          <table:table-cell office:value-type="string" calcext:value-type="string">
            <text:p>رج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أَرْوَعُ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َوْع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رُوِعٌ;مؤ:;رَوْعَاءُ;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 "وَلَدٌ أَرْوَعُ" : ذَكِيُّ الْفُؤَادِ. 2. "مَا رَأَيْتُ أَرْوَعَ مِنْ هَذَا الْمَنْظَرِ" : أَحْسَنَ، أَجْمَلَ، أَبْهَى. 3."مَا أَرْوَعَكَ" : عِبَارَةٌ تُقَالُ لِمَنْ يَأْتِي بِعَمَلٍ رَائِعٍ وَجَمِيلٍ يُثِيرُ الإِعْجَابَ.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رُوِعٌ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رَوْعَاءُ</text:p>
          </table:table-cell>
          <table:table-cell/>
          <table:table-cell office:value-type="string" calcext:value-type="string">
            <text:p>رو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أغْلَبُ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َلْب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ج;غُلْبٌ;مؤ;غَلْبَاءُ;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 "فِي أغْلَبِ الأَحْيَانِ" : فِي أكْثَرِ الأوْقَاتِ. 2."عَلَى الأغْلَبِ يَأْتِي مَرَّة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غُلْبٌ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غَلْبَاءُ</text:p>
          </table:table-cell>
          <table:table-cell/>
          <table:table-cell office:value-type="string" calcext:value-type="string">
            <text:p>غل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أَفْرَهُ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ر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فْرَهُ-أَفْرَهُ [ف ر هـ] (أَفْعَلُ التَّفْضِيلِ). "هُو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أَفَارِهُ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فُرْهَى</text:p>
          </table:table-cell>
          <table:table-cell/>
          <table:table-cell office:value-type="string" calcext:value-type="string">
            <text:p>فر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أَقْوَى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يّ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اوي;مؤ:;قيّا;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قْوَى-أَقْوَى [ق و ي] (أَفْعَلُ التَّفْضِيلِ). 1."هُوَ الأَقْوَى مِنْ بَيْنِ كُلِّ أقْرَانِهِ" : الأَشَدُّ، الأصْلَبُ. 2. "هُوَ الرَّأيُ الأقْوَى": الأصَحُّ. "هُوَ أقْوَى اسْتِعْدَاداً لِمُوَاجَهَةِ الصِّعَابِ" "لِلْعِلْمِ سُلْطَانٌ أقْوَى مِنْ كُلِّ سُلْطَانٍ". (الكواكبي).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أَقَاوِيُ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قُيَّا</text:p>
          </table:table-cell>
          <table:table-cell/>
          <table:table-cell office:value-type="string" calcext:value-type="string">
            <text:p>قو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أَكْمَلُ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م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امل;مؤ:;كملى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كْمَلُ-أَكْمَلُ [ك م ل] (أَفْعَلُ التَّفْضِيلِ). 1."أَكْمَلُ عَمَلٍ رَأَيْتُهُ" : أتَمَّهُ. 2."أَنْهَيْتُ مَصْرُوفِي بِأَكْمَلِهِ" : بِأَجْمَعِهِ. 3."خَرَجُوا بِأكْمَلِهِمْ مِنَ الفَصْلِ" : بِأَسْرِهِمْ. 4."هُوَ الأَكْمَلُ": الأَسْمَى، الأَحْسَنُ.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أَكَامِلُ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كُمْلَى</text:p>
          </table:table-cell>
          <table:table-cell/>
          <table:table-cell office:value-type="string" calcext:value-type="string">
            <text:p>كم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أَكْيَسُ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ِيسَى;كُو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كِيسَى،كُوس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مَا رَأيْتُ أكْيَسَ مِنْهُ" : أعْقَل مِنْهُ، أَذْكَى مِنْهُ.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أَكَايِسُ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كِيسَى</text:p>
          </table:table-cell>
          <table:table-cell/>
          <table:table-cell office:value-type="string" calcext:value-type="string">
            <text:p>كي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كُوسَى</text:p>
          </table:table-cell>
          <table:table-cell/>
          <table:table-cell office:value-type="string" calcext:value-type="string">
            <text:p>كو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أَلَدّ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َدّ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لَدَّاءُ;لِدَادٌ;لُدّ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1."كَانَ مِنْ أَلَدِّ أعْدَائِهِ" : مِنْ أشَدِّهِمْ 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لِدَادٌ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لُدٌّ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أَلَادِد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لَدَّاءُ</text:p>
          </table:table-cell>
          <table:table-cell/>
          <table:table-cell office:value-type="string" calcext:value-type="string">
            <text:p>ل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أَنْفَعُ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فْع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فَعُ-أَنْفَعُ [ن ف ع] (أَفْعَلُ التَّفْضِيلِ). 1."هَذَا الدَّواءُ أَنْفَعُ لَكَ مِنْ غَيْرِهِ": أَنْجَعُ. 2."هُوَ أَنْفَعُ مِنْ غَيْرِهِ": أَصْلَحُ. ¨ "خَيْرُ النَّاسِ أَنْفَعُهُمْ لِلنَّاسِ". (ع. الكواكبي).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أَنَافِعُ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نُفْعَى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أَنْقَى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َق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نَقْو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ِيلِ). "رَجُلٌ أنْقَى": دقِيق القَصَبِ قَلِيلُ اللَّحْمِ.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أَنَاقِيُ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نَقْوَى</text:p>
          </table:table-cell>
          <table:table-cell/>
          <table:table-cell office:value-type="string" calcext:value-type="string">
            <text:p>نق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أهْوَنُ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هُو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هْوَنُ-أهْوَنُ [هـ و ن] (أَفْعَلُ التَّفْضِيلِ). 1.الروم آية 27وَهُوَ أهْوَنُ عَلَيْهِ .(قرآن) : أيْ هَيِّنٌ عَلَيْهِ. 2."اِخْتَارَ أهْوَنَ الشَّرَّيْنِ": أخَفَّهُمَا، أقَلَّهُمَا ضَرَراً. "فالخَطْبُ أهْوَنُ مِنْ أنْ يَبْلُغَ بِكَ اليَأْس". (م.ح. هيكل).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أَهَاوِنُ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هُوْنَى</text:p>
          </table:table-cell>
          <table:table-cell/>
          <table:table-cell office:value-type="string" calcext:value-type="string">
            <text:p>هو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أَنْصَفُ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ص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صَفُ-أَنْصَفُ [ن ص ف] (أَفْعَلُ التَّفْضِيلِ) (مِنْ فِعْلِ أَنْصَفَ). على غَيْرِ قِياسٍ. "كانَ مِنْ أَنْصَفِ الحُكَّامِ" : مِنْ أَعْدَلِهِمْ، مِنْ أَكْثَرِهِمْ إِنْصافاً.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أَنَاصِفُ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نُصْفَى</text:p>
          </table:table-cell>
          <table:table-cell/>
          <table:table-cell office:value-type="string" calcext:value-type="string">
            <text:p>نص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أحْلَى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حُل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حُلْو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). 1."أحْلَى مِنَ السُّكرِ" : أكْثَرُ عُذُوبَةً وَرِقَّةً. 2. "مَا أحْلاهُ" : مَا ألْطَفَهُ. 3. "مَا أحْلَى هَذِهِ الأَيَّامَ" : مَا أعْذَبَهَا.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أَحَالِيُ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حُلْوَى</text:p>
          </table:table-cell>
          <table:table-cell/>
          <table:table-cell office:value-type="string" calcext:value-type="string">
            <text:p>ح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أوْزَنُ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زْن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وْزَنُ-أوْزَنُ [و ز ن] (أَفْعَلُ التَّفْضيل). 1."كَلامٌ أوْزَنُ مِنْ 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أَوَازِنُ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وُزْنَى</text:p>
          </table:table-cell>
          <table:table-cell/>
          <table:table-cell office:value-type="string" calcext:value-type="string">
            <text:p>وز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أوْضَحُ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ضْح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وْضَحُ-أوْضَحُ [و ض ح] (أَفْعَلُ التَّفْضيل). 1."إنَّ الأمْرَ أوْضَحُ مِمَّا يَنْبَغِي" : أبْيَنُ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أَوَاضِحُ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وُضْحَى</text:p>
          </table:table-cell>
          <table:table-cell/>
          <table:table-cell office:value-type="string" calcext:value-type="string">
            <text:p>وض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أوْلَى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لْي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وْلَوْنَ;أَوالٍ;مؤ:;وُلْيا;وُلَى;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). 1."أوْلَى لَكَ أنْ تَأخُذَ هَذَا الْمَكَانَ" : الأجْدَرُ بِكَ. 2."هُوَ أوْلَى بِهَذَا الْمَنْصِبِ" : أحَقُّ بِهِ.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أَوالِي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وُلْيا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أَشْجَعُ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جْع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شُجْعٌ;مؤ:;شُجْعى;شُجْع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كانَ أَشْجَعَ قَوْمِهِ" : مِنْ أَقْواهُمْ وَأَشَدِّهِمْ بَأْساً. 2."هُوَ أَشْجَعُ مِنْ لَيْثٍ" : أَكْثَرُ شَجاعَةً...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أَشَاجِعُ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شُجْعٌ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شُجْعى</text:p>
          </table:table-cell>
          <table:table-cell/>
          <table:table-cell office:value-type="string" calcext:value-type="string">
            <text:p>شجع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أَشَدُّ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د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شَدُّ-أَشَدُّ [ش د د] (أَفْعَلُ التَّفْضيلِ). 1."الحَذَرُ أَشَدُّ مِنَ الوَقيعَةِ" (مثل). : الحَذَرُ أَقْوَى مِنْ...2."هُوَ أَشَدُّ شَرَاسَةً": أَكْثَرُ شَرَاسَةً. ¨ "تَرَكْتُهُ أَسْوَأَ حالاً وَأَشَدَّ انْقِباضاً". (ن. محفوظ). 3."هُوَ أَشَدُّ سَواداً مِنَ الغُرابِ": شَديدُ السَّوادِ. "هُوَ أَشَدُّ بَياضاً".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أَشَادِدُ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شُدَّى</text:p>
          </table:table-cell>
          <table:table-cell/>
          <table:table-cell office:value-type="string" calcext:value-type="string">
            <text:p>شد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أَضْيَقُ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ضُيْقَى;ضُوْق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ضْيَقُ-أَضْيَقُ[ض ي ق] (أَفْعَلُ التَّفْضيلِ). 1."هَذا أَضْيَقُ شارِعٍ في الْمَدينَةِ" : عَرْضُهُ ضَيِّقٌ لا يَسَعُ إِلاَّ عَدَداً قَليلاً مِنَ المارَّةِ. "إِنَّهُ أَضْيَقُ طَريقٍ في المِنْطَقَةِ". 2."ما أَضْيَقَ العَيْشَ لَوْلاَ فُسْحَةُ الأَمَلِ"(الطغرائي) : ما أَشَدَّ ضَيْقَ العَيْشِ.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أَضَايِقُ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ضُيْقَى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ضُوْقَى</text:p>
          </table:table-cell>
          <table:table-cell/>
          <table:table-cell office:value-type="string" calcext:value-type="string">
            <text:p>ضي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أَطْيَبُ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ُيْبَى;طو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طايِبُ;مؤ:;طوب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هُوَ مِنْ أَطْيَبِ النَّاسِ" : مِنْ أَرَ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أَطايِبُ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طُيْبَى</text:p>
          </table:table-cell>
          <table:table-cell/>
          <table:table-cell office:value-type="string" calcext:value-type="string">
            <text:p>طي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طوبَى</text:p>
          </table:table-cell>
          <table:table-cell/>
          <table:table-cell office:value-type="string" calcext:value-type="string">
            <text:p>طو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أعْرَقُ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ر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عْرَقُ-أعْرَقُ [ع ر ق] (أَفْعَلُ التَّفْضيلِ). "هُوَ أعْرَقُ رَجُلٍ فِي الْمَدِينَةِ" : ذُو العِرْقِ وَالأصْلِ. o "هُوَ أعْرَقُ مِنْكَ فِي نَسَبِهِ".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أَعَارِقُ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عُرْقَى</text:p>
          </table:table-cell>
          <table:table-cell/>
          <table:table-cell office:value-type="string" calcext:value-type="string">
            <text:p>عر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أعْظَمُ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ظ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عَاظِم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كَانَ أعْظَمَ سُلْطَانٍ عَرَفَتْهُ البِلادُ" : أكْبَرَ. 2. "السَّوَادُ الأعْظَمُ مِنَ الأمَّةِ لا يَقْرَأُ" : الأَغْلَبُ. 3. "هِيَ أعْظَمُ أُمَّةٍ عَرَفَهَا التَّارِيخُ" : أقْوَى.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أعَاظِمُ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عُظْمَى</text:p>
          </table:table-cell>
          <table:table-cell/>
          <table:table-cell office:value-type="string" calcext:value-type="string">
            <text:p>عظ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أعْلَمُ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عُلْم;مؤ:;عَلْمَاءُ;</text:p>
          </table:table-cell>
          <table:table-cell table:number-columns-repeated="4"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 "هُوَ أَعْلَمُ مِنْ غَيْرِهِ بِعُلُومِ الفِقْهِ" : أعْرَفُهُمْ، أَدْرَاهُمْ. 2."اللَّهُ أعْلَمُ" : أَيْ هُوَ العَالِمُ بِكُلِّ شَيءٍ.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عُلْم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عَلْمَاءُ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أَفْخَمُ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خ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فْخَمُ-أَفْخَمُ [ف خ م] (أَفْعَلُ التَّفْضيلِ). "مَا رَأ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أَفَاخِمُ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فُخْمَى</text:p>
          </table:table-cell>
          <table:table-cell/>
          <table:table-cell office:value-type="string" calcext:value-type="string">
            <text:p>ف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أقْبَحُ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ب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ْبَحُ-أقْبَحُ [ق ب ح] (أَفْعَلُ التَّفْضيلِ). 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أَقَابِحُ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قُبْحَى</text:p>
          </table:table-cell>
          <table:table-cell/>
          <table:table-cell office:value-type="string" calcext:value-type="string">
            <text:p>قب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أقْرأُ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ر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ْرأُ-أقْرأُ [ق ر أ] (أَفْعَلُ التَّفْضيلِ). "كانَ مِنْ أقْرَإِ الطُّلاَّبِ": مِنْ أفْصَحِهِمْ قِراءةً أَوْ أَكْثَرهمْ قِراءةً.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أَقَارِئُ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قُرْأَى</text:p>
          </table:table-cell>
          <table:table-cell/>
          <table:table-cell office:value-type="string" calcext:value-type="string">
            <text:p>قر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أقْرَبُ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ر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ْرَبُ-أقْرَبُ [ق ر ب] (أَفْعَلُ التَّفْضيلِ). 1."سَيَعودُ فِي أقْرَبِ وَقْتٍ مُمْكِنٍ" : فِي أقْصَرِ مُهْلَةٍ. 2."بِأقْرَبَ ما يُمْكِنُ" : بِأسْرَعَ. 3."هَذَا أقْرَبُ إلَى الوَاق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أَقَارِبُ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قُرْبَى</text:p>
          </table:table-cell>
          <table:table-cell/>
          <table:table-cell office:value-type="string" calcext:value-type="string">
            <text:p>قر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أقْسَى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سْو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ْسَى-أقْسَى [ق س و] (أَفْعَلُ التَّفْضيلِ). "مِنْ أقْسَى النَّاسِ": مِنْ أصْلَبِهِم، مِنْ أشدِّهِم بَأْساً، مِنْ أقْوَاهُمْ. o "هُوَ أقْسَى مِنَ الصَّخْرِ".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أَقَاسِيُ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قُسْوَى</text:p>
          </table:table-cell>
          <table:table-cell/>
          <table:table-cell office:value-type="string" calcext:value-type="string">
            <text:p>قس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أكْبَرُ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ب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َابِرُ;مؤ:;كُبْرَى;كُبْرَيَاتٌ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أكْبَرُ منِّي بِسَبْعِ سَنَواتٍ" : عُمْرُهُ يَفُوقُ عُمْرِي... 2."هُوَ الأكْبَرُ وَأنَا الأصْغَرُ" : هُوَ البِكْرُ. 3."اللَّهُ أكْبَرُ" : الأعْظَمُ، الأَجَلُّ. 4."هُوَ مِنْ أكَابِرِ القَوْمِ" : مِنْ شُرَفَائِهِمْ، مِنْ أَعْيَانِهِمْ. 5."جَرِيدَةٌ مِنْ كُبْرَيَاتِ الصُّحُفِ" : أكْثَرُهَا مَكَانَةً وانتِشَاراً.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أكَابِرُ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كُبَرٌ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كُبْرَى</text:p>
          </table:table-cell>
          <table:table-cell/>
          <table:table-cell office:value-type="string" calcext:value-type="string">
            <text:p>كب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كُبَرٌ;مؤنث;أَكْبَر;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1."الأُخْتُ الكُبْرَى" : الأُخْتُ الَّتِي تَكْبُرُكَ. 2."الثَّوْرَةُ الكُبْرَى" : الثَّوْرَةُ العُظْمَى. "الدَّوْلَتَانِ الكُبْرَيَانِ" "كُبْرَيَاتُ الصُّحُفِ".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ألَذُّ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ُذ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لَذُّ-ألَذُّ [ل ذ ذ] (أَفْعَلُ التَّفْضيلِ). "إنَّهُ طَعَامٌ مِنْ ألَذِّ مَا أكَلْتُ" : طَيِّبُ الْمَذَاقِ، لَذِيذٌ جِدّاً. "العَفْوُ عِنْدَ القَادِرِ ألَذُّ مِنَ الانْتِقَامِ". (التوحِيدي).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أَلَاذِذُ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لُذَّى</text:p>
          </table:table-cell>
          <table:table-cell/>
          <table:table-cell office:value-type="string" calcext:value-type="string">
            <text:p>لذذ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ألْيَنُ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لُيْن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لْيَنُ-ألْيَنُ [ل ي ن] (أَفْعَلُ التَّفْضيلِ). "هُوَ مِنْ ألْيَنِ إِخْوَتِهِ": أَكْثَرُهُمْ رِقَّةً وَسَمَاحَةً، يَمْتَازُ بِاللُّيُونَةِ وَالنُّعُومَةِ.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أَلَايِنُ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لُيْنَى</text:p>
          </table:table-cell>
          <table:table-cell/>
          <table:table-cell office:value-type="string" calcext:value-type="string">
            <text:p>لين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أَمْثَلُ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ثْل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َماثِلُ;مؤ:;مُثْلى;مُثْلَيَاتٌ;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هُوَ أَمْثَلُ زُمَلاَئِهِ" : الأفْضَلُ. 2."أَماثِلُ النَّاسِ" : خِيارُهُم. 3."الطَّريقَةُ الْمُثْلى" : الفُضْلى. "لاَبُدَّ مِنْ مُراعَاةِ طَريقَةٍ مُثْلى لِتَقْديمِ عَمَلِكَ". 4."هُوَ اليَوْمُ الأَمْثَلُ" : الأَحْسَنُ حالاً.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أَماثِلُ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مُثْلى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أَمَرُّ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ر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مؤ:;مُرّ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أَمَرُّ مِنَ الحَنْظَلِ" : أَكْثَرُ مَرارةً مِنْ... 2."هُوَ أَمَرُّ عِقْداً مِنْ صاحِبِهِ" : أيْ أَحْكمُ أَمْراً مِنْهُ وَأَوْفى ذِمَّةً. 3. يُطْلَقُ الأَمَرُّ على الْمَصارِينِ الَّتي يَجْتَمِعُ فيها الفَرْثُ. ن. أَمَرَّانِ.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أَمَارِرُ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مُرَّى</text:p>
          </table:table-cell>
          <table:table-cell/>
          <table:table-cell office:value-type="string" calcext:value-type="string">
            <text:p>مر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أَمْلَحُ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ل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مْلَحُ-أَمْلَحُ [م ل ح] (أَفْعَلُ التَّفْضيلِ). "ما أَمْلَحَ الوَلَدَ" : ما أَجْمَلَهُ، ما أَحْسَنَهُ، أَيْ هُوَ أَكْثَرُ حُسْناً وَجَمالاً وَصَباحَةً. "ما أَمْلَحَهُ".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أَمَالِحُ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مُلْحَى</text:p>
          </table:table-cell>
          <table:table-cell/>
          <table:table-cell office:value-type="string" calcext:value-type="string">
            <text:p>م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أَمْيَلُ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َيْل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ِيلٌ;مؤ:;مَيْلاءُ;</text:p>
          </table:table-cell>
          <table:table-cell table:number-columns-repeated="4"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ِ). 1."نَفْسي أَمْيَلُ إِلَيْهِ" : أَكْثَرُ نُزوعاً وَعَطْفاً وَمَحَبَّةً إِلَيْهِ.أَقيمُوا بَني أُمِّي صُدورَ مَطِيِّكُمْ*فإِنِّي إلى قَوْمٍ سِواكُمْ لأمْيَلُ (الشنفرى). 2."بِنَاءٌ أَمْيَلُ" : مائِلٌ، وَهُوَ هُنَا صِفَةٌ.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مِيلٌ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مَيْلاءُ</text:p>
          </table:table-cell>
          <table:table-cell/>
          <table:table-cell office:value-type="string" calcext:value-type="string">
            <text:p>مي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أَنْدَى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د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دَى-أَنْدَى [ن د ي] (أَفْعَلُ التَّفْضيلِ). "أَنْدَى رَجُلٍ في الجَماعَةِ" : أَكْثَرُهُم عَطاءً.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أَنَادِيُ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نُدْيَا</text:p>
          </table:table-cell>
          <table:table-cell/>
          <table:table-cell office:value-type="string" calcext:value-type="string">
            <text:p>ند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أَنْسَبُ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س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سَبُ-أَنْسَبُ [ن س ب] (أَفْعَلُ التَّفْضيلِ). 1."هَذِهِ المِهْنَةُ أَنْسَبُ لَكَ مِنْ غَيْرِها" : أَوْفَقُ لكَ، أَكْثَرُ مُلاَءَمَةً لِفِكْرِكَ وَمِزَاجِكَ. 2."هَذا البَيْتُ أَنْسَبُ مِنْ ذاكَ الَّذِي كُنْتَ تَسْكُنُهُ مِنْ قَبْلُ" : أَحْسَنُ، أَرْيَحُ، أَوْفَقُ.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أَنَاسِبُ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نُسْبَى</text:p>
          </table:table-cell>
          <table:table-cell/>
          <table:table-cell office:value-type="string" calcext:value-type="string">
            <text:p>نس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أَنْفَسُ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فْس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فَسُ-أَنْفَسُ [ن ف س] (أَفْعَلُ التَّفْضيلِ). "ثَوْبٌ مِنْ أَنْفَسِ الأثْوابِ الْمَوْجودَةِ في السُّوقِ" : مِنْ أَجْوَدِ، أَثْمَنِ، أَرْقَى. "أَنْفَسُ جَوْهَرَةٍ رَأَيْتُها".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أَنَافِسُ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نُفْسَى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أنْوَأُ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و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نْوَأُ-أنْوَأُ [ن و أ] (أَفْعَلُ التَّفْضيلِ). "رَجُلٌ أنْوأُ" : أعْلَمُ بِالأَنْوَاءِ.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أَنَاوِئُ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نُوْأَى</text:p>
          </table:table-cell>
          <table:table-cell/>
          <table:table-cell office:value-type="string" calcext:value-type="string">
            <text:p>ن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أَنْوَرُ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نُو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نْوَرُ-أَنْوَرُ [ن و ر] (أَفْعَلُ التَّفْضيلِ). 1."رَجُلٌ أنْوَرُ" : حَسَنٌ، مُشْرِقُ الوَجْهِ. 2."هَذَا أنْوَرُ مِنْ ذَاكَ" : أوْضَحُ، أبْيَنُ. 3.: اِسْمُ عَلَمٍ.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أَنَاوِرُ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نُوْرَى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أقْصَرُ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ص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قَاصِيرُ;مؤ:;قُصْرَى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ج: أقَاصِيرُ. مؤ: قُصْرَى. (أَفْعَلُ التَّفْضيلِ). 1."كَانَ أقْصَرَ رَجُلٍ" : قَاَمتُهُ قَصِيرَةٌ. 2."قَطَعَ الْمَسَافَةَ فِي أقْصَرِ وَقْتٍ" : فِي أَقَلِّ وَقْتٍ.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أقَاصِيرُ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قُصْرَى</text:p>
          </table:table-cell>
          <table:table-cell/>
          <table:table-cell office:value-type="string" calcext:value-type="string">
            <text:p>قص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أخفُّ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خُف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خفُّ-أخفُّ [خ ف ف] (أَفْعَلُ التفْضِيلِ). 1. "هَذِه السَّلَّةُ أخَفُّ مِنَ الأُخْرَى" : أَقَلُّ وَزْناً. 2. "أَخَفُّ الضَّرَرَيْنِ" : الأَهْوَنُ وَالأقَلُّ ضَرَرًا.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أَخَافِفُ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خُفَّى</text:p>
          </table:table-cell>
          <table:table-cell/>
          <table:table-cell office:value-type="string" calcext:value-type="string">
            <text:p>خف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أَرْدَأَ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رُدْأ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z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رْدَأَ-أَرْدَأَ [ر د أ] (أفْعَلُ التَّفْضِيل). 1. "هَذا الطَّبِيخُ مِنْ أَرْدَإِ مَا أَكَلْتُ" : مِنْ أَسْوَإِ. 2. "هُوَ أَرْدَأُ خُلُقًا مِنْ صَاحِبِهِ" : أَرْذَلُ.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أَرَادِئُ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رُدْأَى</text:p>
          </table:table-cell>
          <table:table-cell/>
          <table:table-cell office:value-type="string" calcext:value-type="string">
            <text:p>رد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أوْسَمُ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س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وْسَمُ-أوْسَمُ [و س م] (أفْعَلُ التَّفْضِيل). "مِنْ أوْسَمِ أقْرَانِهِ": مِنْ أجْمَلِهِمْ، مِنْ أحْسَنِهِمْ.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أَوَاسِمُ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وُسْمَى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أَبْهَى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ب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بْهَى-أَبْهَى [ب هـ ي] (أفْعَلُ التَّفْضِيلِ)."أَبْهَى وَجْهٍ": أَجْمَلُ، أَحْسَنُ. "أَلْطَفُ مِنَ الهَوَاءِ وَأبْهَى مِنَ القَمَرِ". (التوحيدي).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أَبَاهِيُ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بُهْيَا</text:p>
          </table:table-cell>
          <table:table-cell/>
          <table:table-cell office:value-type="string" calcext:value-type="string">
            <text:p>ب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أَسْوَأُ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و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سُوْأَى;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يَسيرُ مِنْ سَيِّىٍء إلى أَسْوَأَ" : لاَ يُظْهِرُ أَيَّ تَقَدُّمٍ، بَلْ يَتَأَخَّرُ يَوْماً بَعْدَ يَوْمٍ، مِنَ القَبِيحِ إلى ما هُوَ أَقْبَحُ. "كانَ يَنْتَظِرُ ما هُوَ أَسْوَأُ". 2."هُوَ مِنْ أَسْوَإِ ما رَأَيْتُ" : مِنْ أَرْدَإِ. "مِنْ أَسْوَإِ خَلْقِ اللَّهِ".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أَسَاوِئُ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سُوْأَى</text:p>
          </table:table-cell>
          <table:table-cell/>
          <table:table-cell office:value-type="string" calcext:value-type="string">
            <text:p>سو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أَصْغَر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غ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صاغِرُ;مؤ:;صُغْرى;صُغْرَي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"هُوَ أَصْغَرُ إِخْوانِهِ" : سِنُّهُ أَقَلُّ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أَصاغِرُ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صُغْرَى</text:p>
          </table:table-cell>
          <table:table-cell/>
          <table:table-cell office:value-type="string" calcext:value-type="string">
            <text:p>صغ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. "هِيَ صُغْرَى بَنَاتِهِ" : أَيْ هِيَ أَصْغَرُهُنَّ.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أَضْخَمُ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ضُخ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ضْخَمُ-أَضْخَمُ [ض خ م] (أفْعَلُ التَّفْضِيلِ). "كانَ أَضْخَمَ رَجُلٍ في الحَفْلَةِ" : عَظِيمَ الْجِسْمِ، أَيْ لَهُ جِسْمٌ ضَخْمٌ.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أَضَاخِمُ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ضُخْمَى</text:p>
          </table:table-cell>
          <table:table-cell/>
          <table:table-cell office:value-type="string" calcext:value-type="string">
            <text:p>ضخ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أعْرَفُ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"هُوَ أعْرَفُ مِنْهُ بِطُرُقِ الْمَدِينَةِ" : أدْرَى.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أعَزُّ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زّ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عَزُّ-أعَزُّ [ع ز ز] (أفْعَلُ التَّفْضِيلِ). 1. "هُوَ مِنْ أعَزِّ أصْدِقَائِهِ" : أغْلَى. 2. "هَذَا أعَزُّ عَلَيَّ مِنْ نَفْسِي" : أقْرَبُ، أنْفَسُ، أغْلَى. o "الزَّمانُ أعَزُّ مِنْ أنْ يُبْذَلَ فِي الأكْلِ وَالشُّرْبِ وَالتَّلَذُّذِ وَالتَّمَتُّعِ". (التوحيدي).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أَعَازِزُ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عُزَّى</text:p>
          </table:table-cell>
          <table:table-cell/>
          <table:table-cell office:value-type="string" calcext:value-type="string">
            <text:p>عزز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أفْضَلُ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ض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فَاضِلُ;مؤ:;فُضْلَى;فُضْلَيَاتٌ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هُوَ أفْضَلُ قَوْمِهِ" : أكْثَرُهُمْ فَضْلاً. 2. "هِيَ فُضْلَى بَنَاتِ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أفَاضِلُ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فُضْلَى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أفْكَهُ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ك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فْكَهُ-أفْكَهُ [ف ك هـ] (أفْعَلُ التَّفْضِيلِ). "إنَّهُ لَمُمثِّل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أَفَاكِهُ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فُكْهَى</text:p>
          </table:table-cell>
          <table:table-cell/>
          <table:table-cell office:value-type="string" calcext:value-type="string">
            <text:p>فك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أقْدَرُ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د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ْدَرُ-أقْدَرُ [ق د ر] (أفْعَلُ التَّفْضِيلِ). "هُوَ أقْدَرُ مِنْ غَيْر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أَقَادِرُ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قُدْرَى</text:p>
          </table:table-cell>
          <table:table-cell/>
          <table:table-cell office:value-type="string" calcext:value-type="string">
            <text:p>قد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أَكْثَرُ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ث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كْثَرُ-أَكْثَرُ [ك ث ر] (أفْعَلُ التَّفْضِيلِ). 1."عَدَدُ الغَائِبِينَ اليَوْمَ أكْثَرُ مِن عدَدِ الغائِبِينَ أَمْسِ" : أعْلَى عَدَداً. 2."أكْثَرُ النَّاسِ لاَ يَعْلَمُونَ الحَقِيقَةَ" : أغْلَبُهُمْ.الدخان آي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أَكَاثِرُ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كُثْرَى</text:p>
          </table:table-cell>
          <table:table-cell/>
          <table:table-cell office:value-type="string" calcext:value-type="string">
            <text:p>كث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أكْرَمُ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رْ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كَارِم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ِيلِ). 1."أَكْرَمُ مِنْ حَاتِمٍ الطَّائِيِّ" : أكْثَرُ كَرماً وَعَطَاءً مِنْ... 2. الحجرات آية 13 إنَّ أكْرَمَكُمْ عِنْدَ اللَّهِ أتْقَاكُمْ (قرآن): إِنَّ أَفْضَلَكُمْ فَخْراً وَعَطَاءً وَسَخَاءً...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أكَارِمُ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كُرْمَى</text:p>
          </table:table-cell>
          <table:table-cell/>
          <table:table-cell office:value-type="string" calcext:value-type="string">
            <text:p>كر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أَشْرَ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شُرْفٌ;مؤ:;شُرْف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"مِنْ أَشْرَفِ النَّاسِ" : مِنْ أَفاضِلِهِمْ حَسَباً وَشَرَفاً، مِنْ أَنْبَلِهِمْ.</text:p>
          </table:table-cell>
          <table:table-cell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أَشَارِفُ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شُرْفٌ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شُرْفَى</text:p>
          </table:table-cell>
          <table:table-cell/>
          <table:table-cell office:value-type="string" calcext:value-type="string">
            <text:p>شر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أشْهَرُ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هْر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شْهَرُ-أشْهَرُ [ش هـ ر] (أفْعَلُ التَّفْضيل). 1."هَوَ أَشْهَرُ لاَعِبٍ دَوْلِيٍّ": ذَائِعُ الصِّيتِ، مَشْهورٌ. 2."أَشْهَرُ مِنْ نارٍ على عَلَمٍ": تَعْبيرٌ يُقالُ عَنِ الْمَشْهورِ وَمَنْ لا يَحْتاجُ إلى تَعْريفٍ.</text:p>
          </table:table-cell>
          <table:table-cell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أَشَاهِرُ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شُهْرَى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أَصْلَحُ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ل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صْلَحُ-أَصْلَحُ [ص ل ح] (أفْعَلُ التَّفْضيل). 1." هُوَ أَصْلَحُ لِيَقومَ بِهَذَا العَمَلِ" :</text:p>
          </table:table-cell>
          <table:table-cell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أَصَالِحُ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صُلْحَى</text:p>
          </table:table-cell>
          <table:table-cell/>
          <table:table-cell office:value-type="string" calcext:value-type="string">
            <text:p>صل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أعْنَفُ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نْف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عْنَفُ-أعْنَفُ [ع ن ف] (أفْعَلُ التَّفْضيل). "كانَتِ الرِّحْلَةُ أَشَقَّ وَأعْنَفَ" : أشَدَّ وَأَقْسَى.</text:p>
          </table:table-cell>
          <table:table-cell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أَعَانِفُ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عُنْفَى</text:p>
          </table:table-cell>
          <table:table-cell/>
          <table:table-cell office:value-type="string" calcext:value-type="string">
            <text:p>عنف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أَغْزَرُ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ُزْر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غْزَرُ-أَغْزَرُ [غ ز ر] (أفْعَلُ التَّفْضيل). "كَانَتْ غَلَّةُ هَذِهِ السَّنَةِ أغْزَرَ مِن غَلَّةِ السَّنَوَاتِ السَّابِقَةِ" : أكْثَرَ، أوْفَرَ.</text:p>
          </table:table-cell>
          <table:table-cell/>
        </table:table-row>
        <table:table-row table:style-name="ro3">
          <table:table-cell office:value-type="float" office:value="319" calcext:value-type="float">
            <text:p>319</text:p>
          </table:table-cell>
          <table:table-cell office:value-type="string" calcext:value-type="string">
            <text:p>أَغَازِرُ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غُزْرَى</text:p>
          </table:table-cell>
          <table:table-cell/>
          <table:table-cell office:value-type="string" calcext:value-type="string">
            <text:p>غز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أوْثَقُ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ُثْق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مؤ:;وُثْق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1."لاَ أوْثَقَ مِنْهُ" : لاَ أحْكَمَ مِنْهُ، عَلَى جَانِبٍ كَبِيرٍ مِنَ الوُثُوقِ. 2."وَكَانَتِ العُرْوَةُ الوُثْقَى تَشُدُّهُمَا" : العُرْوَةُ الصَّلْبَةُ.</text:p>
          </table:table-cell>
          <table:table-cell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أَوَاثِقُ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وُثْقَى</text:p>
          </table:table-cell>
          <table:table-cell/>
          <table:table-cell office:value-type="string" calcext:value-type="string">
            <text:p>وثق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وُثْقَى-وُثْقَى [و ث ق] (مُؤَنَّثُ أَوْثَق أَفْعَل التَّفْضِيلِ). "العُرْوَةُ الوُثْقَى" : الدِّينُ الْحَنِيفُ فَهُوَ كَالعِقْدِ الْمُحْكَمِ تَشْبِيهاً لَهُ بِالعُرْوَةِ الَّتِي لاَ تَنْقَطِعُ وَلاَ تَنْفَصِمُ. البقرة آية 256فَمَنْ يَكْفُرْ بِالطَّاغُوتِ وَيُؤْمِنْ بِاللَّهِ فَقَدِ اسْتَمْسَكَ بِالعُرْوَةِ الوُثْقَى ( قرآن).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أَوْفَرُ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وَفْرَاءُ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وُفْرٌ;مؤ:;وَفْرَاءُ;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). 1."قَدَّمَ لَهُ إنَاءً أوْفَرَ" : مَمْلُوءاً. 2."كَانَ أوْفَرَ حَظّاً مِنْهُ" : أكْثَرَ حَظّاً.</text:p>
          </table:table-cell>
          <table:table-cell/>
        </table:table-row>
        <table:table-row table:style-name="ro3">
          <table:table-cell office:value-type="float" office:value="325" calcext:value-type="float">
            <text:p>325</text:p>
          </table:table-cell>
          <table:table-cell office:value-type="string" calcext:value-type="string">
            <text:p>وُفْرٌ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وَفْرَاءُ</text:p>
          </table:table-cell>
          <table:table-cell/>
          <table:table-cell office:value-type="string" calcext:value-type="string">
            <text:p>وفر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أشْبَهُ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شُبْه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شْبَهُ-أشْبَهُ [ش ب هـ] (أفْعَلُ التَّفْضيلِ). 1."هُوَ أَشْبَهُ بِأَخِيهِ": مُماثِلٌ لَهُ. 2."ما أَشْبَهَ اللَّيْلَةَ بِالبارِحَةِ". (مثل): هَذِهِ اللَّيْلَةُ مُماثِلَةٌ لِلْبارِحَةِ، وَهُوَ مَثَلٌ ي</text:p>
          </table:table-cell>
          <table:table-cell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أَشَابِهُ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شُبْهَى</text:p>
          </table:table-cell>
          <table:table-cell/>
          <table:table-cell office:value-type="string" calcext:value-type="string">
            <text:p>شبه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أَطْوَلُ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طُو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طاوِلُ;مؤ:;طُول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َلُ التَّفْضيلِ). "هُوَ أَطْوَلُ لاعِبٍ في الفَريقِ" : أَكْثَرُهُمْ طولاً.</text:p>
          </table:table-cell>
          <table:table-cell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أَطاوِلُ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طُولَى</text:p>
          </table:table-cell>
          <table:table-cell/>
          <table:table-cell office:value-type="string" calcext:value-type="string">
            <text:p>ط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office:value-type="string" calcext:value-type="string">
            <text:p>طُولَى-طُولَى [ط و ل]. "لَهُ اليَدُ الطُّولَى فِي هَذَا العَمَلِ": الفَضْلُ الكَبِيرُ. "لَهُ يَدٌ طُولَى فِي العَمَلِ".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أَعَمُّ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مَّى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عَمُّ-أَعَمُّ [ع م م] (أفْعَلُ التَّفْضيلِ). "لَهُ رَأيٌ أعَمُّ" : أوْسَعُ، أشْمَلُ.</text:p>
          </table:table-cell>
          <table:table-cell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أَعَامِمُ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عُمَّى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أغْلَى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غُلْيَا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غْلَى-أغْلَى [غ ل و] (أفْعَلُ التَّفْضيلِ). 1. "هُوَ مِنْ أَغْلَى ا</text:p>
          </table:table-cell>
          <table:table-cell/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أَغَالِيُ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غُلْيَا</text:p>
          </table:table-cell>
          <table:table-cell/>
          <table:table-cell office:value-type="string" calcext:value-type="string">
            <text:p>غ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أَمْضى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ضْيَا</text:p>
          </table:table-cell>
          <table:table-cell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مْضى-أَمْضى [م ض ي] (أفْعَلُ التَّفْضيلِ). "أَمْضى مِنَ السَّيْفِ" : أَكْثَرُ حِدَّةً مِنَ السَّيْفِ.</text:p>
          </table:table-cell>
          <table:table-cell/>
        </table:table-row>
        <table:table-row table:style-name="ro3">
          <table:table-cell office:value-type="float" office:value="340" calcext:value-type="float">
            <text:p>340</text:p>
          </table:table-cell>
          <table:table-cell office:value-type="string" calcext:value-type="string">
            <text:p>أَمَاضِيُ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مُضْيَا</text:p>
          </table:table-cell>
          <table:table-cell/>
          <table:table-cell office:value-type="string" calcext:value-type="string">
            <text:p>مض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أعْلَى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عُل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عُلاً;مؤ:;عُلْيا;جمع;العاقل;:;الأعْلَوْنَ;أَوِ;الأَعَالِي;لِغَيْرِ;العَاقِلِ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الأَعالِي-الأَعالِي [ع ل و] (أفْعَلُ التَّفْضيلِ) (صف). 1 "كانَ أَعْلَى مِنْهُ شَرَفاً" : أَرْفَعَ مِنْهُ شَرَفاً. 2."وَصَلَ إلى أَعْلَى مَكانٍ فِي الجَبَلِ" : قِمَّة الجَبَلِ. 3."مِنْ أَعْلَى الهَرَمِ إلى أَسْفَلِهِ" : مِنْ فَوْقِهِ. 4. "كانَ مَثَلاً أعْلَى فِي الصِّدْقِ" : أسْمَى. 5. "حَسَبَ مَا وَرَدَ أعْلاَهُ" : مَا سَبَقَ ذِكْرُهُ فِي السُّطُورِ أوِ الصَّفَحَاتِ السَّابِقَةِ.</text:p>
          </table:table-cell>
          <table:table-cell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عُلاً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7"/>
          <table:table-cell office:value-type="string" calcext:value-type="string">
            <text:p>Tn</text:p>
          </table:table-cell>
          <table:table-cell table:number-columns-repeated="11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أَعَالِيُ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عُلْيَا</text:p>
          </table:table-cell>
          <table:table-cell/>
          <table:table-cell office:value-type="string" calcext:value-type="string">
            <text:p>علو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عُلىً;مُؤَنَّثُ;أَعْلَى;</text:p>
          </table:table-cell>
          <table:table-cell table:number-columns-repeated="15"/>
          <table:table-cell office:value-type="string" calcext:value-type="string">
            <text:p>Non</text:p>
          </table:table-cell>
          <table:table-cell office:value-type="string" calcext:value-type="string">
            <text:p>. 1."حَصَلَ عَلَى مَكَانَةٍ عُلْيَا" : عَلَى مَكَانَةٍ مَرْمُوقَةٍ. "لَهُ قِيمَةٌ عُلْيَا". 2. "نَالَ شَهَادَةً عُلْيَا" : شَهَادَةً جَامِعِيَّةً. 3. "الْيَدُ الْعُلْيَا خَيْرٌ مِنَ الْيَدِ السُّفْلَى" : الْيَدُ الْمُعْطِيَةُ. 4. "الْقِيَادَةُ الْعُلْيَا لِلْقُوَّاتِ الْمُسَلَّحَةِ" : قِيَادَةُ الأَرْكَانِ.</text:p>
          </table:table-cell>
          <table:table-cell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أْفْصَحُ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فُصْح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فاصح;مؤ:;فُصْحَى;+ات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فْعلُ التَّفْضِيلِ). 1."كانَ أفْصَحَ قَوْمِهِ" : أبْلَغَهُمْ، أحْسَنَهُمْ لُغَةً وَبَياَناً وَبَلاَغَةً. 2."يُتْقِنُ ال</text:p>
          </table:table-cell>
          <table:table-cell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أَفَاصِحُ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فُصْحَى</text:p>
          </table:table-cell>
          <table:table-cell/>
          <table:table-cell office:value-type="string" calcext:value-type="string">
            <text:p>فصح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. "يَتَكَلَّمُ بِاللُّغَةِ الْعَرَبِيَّةِ الْفُصْحَى" : اللُّغَةُ الْعَرَبِيَّةُ الْمُطَاب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أَقْوَمُ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وم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قْوَمُ-أَقْوَمُ [ق و م] (أفعَل التَّفْضِيلِ). 1."هُوَ أقْوَمُ عَمَلاً مِنْ غَيْرِهِ" : أعْدَلُ، وَأكْمَلُ. 2.الإسراء آية 9 إنّ</text:p>
          </table:table-cell>
          <table:table-cell/>
        </table:table-row>
        <table:table-row table:style-name="ro3">
          <table:table-cell office:value-type="float" office:value="350" calcext:value-type="float">
            <text:p>350</text:p>
          </table:table-cell>
          <table:table-cell office:value-type="string" calcext:value-type="string">
            <text:p>أَقَاوِمُ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قُومَى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أَدْهَى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دُهْيَا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دْهَى-أَدْهَى [د هـ ي] (أفعل التفضيل). 1."كانَ أَدْهَى وَلَدٍ فِي الفَصْلِ" : الأكْثَرَ دَهَاءً. 2."هَذِهِ الْمُصِيبَةُ أَدْهَى وأَمَرُّ": أَشَدُّ وَأَقْوَى.</text:p>
          </table:table-cell>
          <table:table-cell/>
        </table:table-row>
        <table:table-row table:style-name="ro3">
          <table:table-cell office:value-type="float" office:value="353" calcext:value-type="float">
            <text:p>353</text:p>
          </table:table-cell>
          <table:table-cell office:value-type="string" calcext:value-type="string">
            <text:p>أَدَاهِيُ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6"/>
          <table:table-cell office:value-type="string" calcext:value-type="string">
            <text:p>Tk</text:p>
          </table:table-cell>
          <table:table-cell table:number-columns-repeated="9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دُهْيَا</text:p>
          </table:table-cell>
          <table:table-cell/>
          <table:table-cell office:value-type="string" calcext:value-type="string">
            <text:p>دهي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أَمْجَدُ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مُجْد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ماجِد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(أَفْعَلُ التَّفْضيل مِنْ مَجُدَ). "هُوَ مِنَ الأَماجِدِ" : مِن العُظَماءِ.</text:p>
          </table:table-cell>
          <table:table-cell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string" calcext:value-type="string">
            <text:p>أَماجِدُ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مُجْدَى</text:p>
          </table:table-cell>
          <table:table-cell/>
          <table:table-cell office:value-type="string" calcext:value-type="string">
            <text:p>مجد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أَكْفَأُ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كُفْأ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َكْفَأُ-أَكْفَأُ [ك ف ء]. "مِنْ أَكْفَإِ النَّاسِ" : مِنْ أقْدَرِ النَّاسِ وَأحْسَنِهِمْ تَصْرِيفاً للأُمُورِ.</text:p>
          </table:table-cell>
          <table:table-cell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أَكَافِئُ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كُفْأَى</text:p>
          </table:table-cell>
          <table:table-cell/>
          <table:table-cell office:value-type="string" calcext:value-type="string">
            <text:p>كفء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أَوَّلُ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أو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وَائِلُ;مؤ:;أولَى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أوَّلُ مَا تَبْتَدِئُ بِهِ" : بادِئَ ذِي بَدْءٍ. 2."أوَّلُ الأمْرِ" : فِي البِدَايَةِ. "أوَّلُ الغَيْثِ قَطْرٌ" "قَرَأ الكِتَابَ مِنَ الأوَّلِ إلَى الآخِرِ". 3."لَقِيتُهُ أوَّلَ أمْسِ" : مَا قَبْلَ الأمْسِ. 4."يَزْرَعُ الأوَّلُونَ وَيَأْكُلُ الآخِرُونَ" : القُدَمَاءُ. 5."اللَّهُ هُوَ الأوَّلُ والآخِرُ" : الخَالِدُ</text:p>
          </table:table-cell>
          <table:table-cell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string" calcext:value-type="string">
            <text:p>أوَائِلُ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أولَى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أَسْفَلُ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سُفْل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;أَسافِلُ;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. 1."كانَ في أَسْفَلِ السُّلَّمِ يَنْتَظِرُ نُزولِي": تَحْتَ السُّلَّمِ. "كُنْتُ في أَعْلَى السُّلَّمِ وَكانَ في أَسْفَلِهِ".التين آية 5 ثُمَّ رَدَدْناهُ أَسْفَل سافِلِينَ (قرآن): </text:p>
          </table:table-cell>
          <table:table-cell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string" calcext:value-type="string">
            <text:p>أَسافِلُ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سُفْلَى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أقَلّ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قُلّ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+ون</text:p>
          </table:table-cell>
          <table:table-cell table:number-columns-repeated="2"/>
          <table:table-cell office:value-type="string" calcext:value-type="string">
            <text:p>DnN</text:p>
          </table:table-cell>
          <table:table-cell/>
          <table:table-cell office:value-type="string" calcext:value-type="string">
            <text:p>Pm</text:p>
          </table:table-cell>
          <table:table-cell table:number-columns-repeated="10"/>
          <table:table-cell office:value-type="string" calcext:value-type="string">
            <text:p>Non</text:p>
          </table:table-cell>
          <table:table-cell office:value-type="string" calcext:value-type="string">
            <text:p>أقَلُّ-أقَلُّ [ق ل ل]. 1."كانَ عَدَدُ الحَاضِرِينَ اليَوْمَ أقَلَّ مِنَ الأمْسِ" : أدْنَى عَدَداً. 2."عَلَى الأقَلِّ كانَ يَنْبَغِي أنْ يَبْعثَ بِبِطَاقَةِ تَهْنِئَةٍ" : أبْسَطُ مَا كانَ... "أقَلُّ مَا يُقَالُ فِي هَذِهِ الح</text:p>
          </table:table-cell>
          <table:table-cell/>
        </table:table-row>
        <table:table-row table:style-name="ro3">
          <table:table-cell office:value-type="float" office:value="368" calcext:value-type="float">
            <text:p>368</text:p>
          </table:table-cell>
          <table:table-cell office:value-type="string" calcext:value-type="string">
            <text:p>أَقَالِلُ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قُلّى</text:p>
          </table:table-cell>
          <table:table-cell/>
          <table:table-cell office:value-type="string" calcext:value-type="string">
            <text:p>قلل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1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أَصْعَبُ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office:value-type="string" calcext:value-type="string">
            <text:p>صُعْبَى</text:p>
          </table:table-cell>
          <table:table-cell/>
          <table:table-cell office:value-type="string" calcext:value-type="string">
            <text:p>مفرد</text:p>
          </table:table-cell>
          <table:table-cell office:value-type="string" calcext:value-type="string">
            <text:p>أصاعب</text:p>
          </table:table-cell>
          <table:table-cell table:number-columns-repeated="2"/>
          <table:table-cell office:value-type="string" calcext:value-type="string">
            <text:p>DnN</text:p>
          </table:table-cell>
          <table:table-cell table:number-columns-repeated="12"/>
          <table:table-cell office:value-type="string" calcext:value-type="string">
            <text:p>Non</text:p>
          </table:table-cell>
          <table:table-cell office:value-type="string" calcext:value-type="string">
            <text:p>أَصْعَبُ-أَصْعَبُ [ص ع ب]. "ما أَصْعَبَ فِراقَهُ" : ما أَقْساهُ، ما أَشَدَّهُ.</text:p>
          </table:table-cell>
          <table:table-cell/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أَصَاعِبُ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جمع</text:p>
          </table:table-cell>
          <table:table-cell table:number-columns-repeated="16"/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صُعْبَى</text:p>
          </table:table-cell>
          <table:table-cell/>
          <table:table-cell office:value-type="string" calcext:value-type="string">
            <text:p>صعب</text:p>
          </table:table-cell>
          <table:table-cell/>
          <table:table-cell office:value-type="string" calcext:value-type="string">
            <text:p>اسم تفضيل</text:p>
          </table:table-cell>
          <table:table-cell table:number-columns-repeated="2"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3"/>
          <table:table-cell office:value-type="string" calcext:value-type="string">
            <text:p>Dy</text:p>
          </table:table-cell>
          <table:table-cell office:value-type="string" calcext:value-type="string">
            <text:p>Pf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'Tafdil-final'.A1:'Tafdil-final'.AE372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" svg:font-family="'Droid Arabic Nask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49:37.305257769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19:27:48.823841132</dc:date>
    <dc:creator>zerrouki </dc:creator>
    <meta:editing-duration>PT11H19M20S</meta:editing-duration>
    <meta:editing-cycles>16</meta:editing-cycles>
    <meta:generator>LibreOffice/5.0.3.2$Linux_X86_64 LibreOffice_project/00m0$Build-2</meta:generator>
    <meta:document-statistic meta:table-count="1" meta:cell-count="3542" meta:object-count="0"/>
  </office:meta>
</office:document-meta>
</file>